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4c1d8" officeooo:paragraph-rsid="00106c82"/>
    </style:style>
    <style:style style:name="P2" style:family="paragraph" style:parent-style-name="Standard">
      <style:paragraph-properties fo:text-align="center" style:justify-single-word="false"/>
      <style:text-properties style:font-name="Arial" fo:font-size="19pt" fo:font-weight="bold" officeooo:rsid="0011d717" officeooo:paragraph-rsid="00106c82" style:font-size-asian="19pt" style:font-weight-asian="bold" style:font-size-complex="19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11d717" officeooo:paragraph-rsid="00106c82" style:font-weight-asian="bold" style:font-weight-complex="bold"/>
    </style:style>
    <style:style style:name="P4" style:family="paragraph" style:parent-style-name="Standard">
      <style:text-properties style:font-name="Arial" fo:font-weight="bold" officeooo:rsid="0011d717" officeooo:paragraph-rsid="00106c82" style:font-weight-asian="bold" style:font-weight-complex="bold"/>
    </style:style>
    <style:style style:name="P5" style:family="paragraph" style:parent-style-name="Standard">
      <style:text-properties style:font-name="Arial" fo:font-weight="bold" officeooo:rsid="00148290" officeooo:paragraph-rsid="00130b3a" style:font-weight-asian="bold" style:font-weight-complex="bold"/>
    </style:style>
    <style:style style:name="P6" style:family="paragraph" style:parent-style-name="Standard">
      <style:text-properties style:font-name="Arial" fo:font-weight="bold" officeooo:rsid="001ca58b" officeooo:paragraph-rsid="0013c072" style:font-weight-asian="bold" style:font-weight-complex="bold"/>
    </style:style>
    <style:style style:name="P7" style:family="paragraph" style:parent-style-name="Standard">
      <style:text-properties style:font-name="Arial" fo:font-weight="bold" officeooo:rsid="0013c072" officeooo:paragraph-rsid="0013c072" style:font-weight-asian="bold" style:font-weight-complex="bold"/>
    </style:style>
    <style:style style:name="P8" style:family="paragraph" style:parent-style-name="Standard">
      <style:text-properties style:font-name="Arial" fo:font-weight="bold" officeooo:rsid="0018cfa9" officeooo:paragraph-rsid="0014daad" fo:background-color="#ffffff" style:font-weight-asian="bold" style:font-weight-complex="bold"/>
    </style:style>
    <style:style style:name="P9" style:family="paragraph" style:parent-style-name="Standard">
      <style:text-properties style:font-name="Arial" officeooo:rsid="0011d717" officeooo:paragraph-rsid="00106c82"/>
    </style:style>
    <style:style style:name="P10" style:family="paragraph" style:parent-style-name="Standard">
      <style:text-properties style:font-name="Arial" officeooo:rsid="0013ad49" officeooo:paragraph-rsid="00106c82"/>
    </style:style>
    <style:style style:name="P11" style:family="paragraph" style:parent-style-name="Standard">
      <style:text-properties style:font-name="Arial" officeooo:rsid="001080a4" officeooo:paragraph-rsid="001080a4"/>
    </style:style>
    <style:style style:name="P12" style:family="paragraph" style:parent-style-name="Standard">
      <style:text-properties style:font-name="Arial" officeooo:rsid="001268a5" officeooo:paragraph-rsid="001268a5"/>
    </style:style>
    <style:style style:name="P13" style:family="paragraph" style:parent-style-name="Standard">
      <style:text-properties style:font-name="Arial" officeooo:rsid="0017bd29" officeooo:paragraph-rsid="001268a5"/>
    </style:style>
    <style:style style:name="P14" style:family="paragraph" style:parent-style-name="Standard">
      <style:text-properties style:font-name="Arial" officeooo:rsid="0015cd42" officeooo:paragraph-rsid="001268a5"/>
    </style:style>
    <style:style style:name="P15" style:family="paragraph" style:parent-style-name="Standard">
      <style:text-properties style:font-name="Arial" officeooo:rsid="001ca58b" officeooo:paragraph-rsid="0013c072"/>
    </style:style>
    <style:style style:name="P16" style:family="paragraph" style:parent-style-name="Standard">
      <style:text-properties style:font-name="Arial" officeooo:rsid="001cde28" officeooo:paragraph-rsid="0013c072"/>
    </style:style>
    <style:style style:name="P17" style:family="paragraph" style:parent-style-name="Standard">
      <style:text-properties style:font-name="Arial" fo:font-size="12pt" officeooo:rsid="001d99fb" officeooo:paragraph-rsid="001728c8" style:font-size-asian="12pt" style:font-size-complex="12pt"/>
    </style:style>
    <style:style style:name="P18" style:family="paragraph" style:parent-style-name="Standard">
      <style:text-properties style:font-name="Arial" fo:font-size="12pt" officeooo:rsid="001e6866" officeooo:paragraph-rsid="001728c8" style:font-size-asian="12pt" style:font-size-complex="12pt"/>
    </style:style>
    <style:style style:name="P19" style:family="paragraph" style:parent-style-name="Standard">
      <style:text-properties style:font-name="Arial" fo:font-size="12pt" officeooo:rsid="001ee253" officeooo:paragraph-rsid="001728c8" style:font-size-asian="12pt" style:font-size-complex="12pt"/>
    </style:style>
    <style:style style:name="P20" style:family="paragraph" style:parent-style-name="Standard">
      <style:text-properties style:font-name="Arial" fo:font-size="12pt" style:text-underline-style="none" fo:font-weight="normal" officeooo:rsid="001ee253" officeooo:paragraph-rsid="001728c8" fo:background-color="#ffffff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Arial" officeooo:rsid="00183fa3" officeooo:paragraph-rsid="00183fa3"/>
    </style:style>
    <style:style style:name="P22" style:family="paragraph" style:parent-style-name="Standard">
      <style:text-properties style:font-name="Arial" fo:font-weight="normal" officeooo:rsid="0017bd29" officeooo:paragraph-rsid="001268a5" style:font-weight-asian="normal" style:font-weight-complex="normal"/>
    </style:style>
    <style:style style:name="P23" style:family="paragraph" style:parent-style-name="Standard">
      <style:text-properties style:font-name="Arial" fo:font-weight="normal" officeooo:rsid="001364b6" officeooo:paragraph-rsid="001268a5" style:font-weight-asian="normal" style:font-weight-complex="normal"/>
    </style:style>
    <style:style style:name="P24" style:family="paragraph" style:parent-style-name="Standard">
      <style:text-properties style:font-name="Arial" fo:font-weight="normal" officeooo:rsid="0013d459" officeooo:paragraph-rsid="001268a5" style:font-weight-asian="normal" style:font-weight-complex="normal"/>
    </style:style>
    <style:style style:name="P25" style:family="paragraph" style:parent-style-name="Standard">
      <style:text-properties style:font-name="Arial" fo:font-weight="normal" officeooo:rsid="00130b3a" officeooo:paragraph-rsid="00130b3a" style:font-weight-asian="normal" style:font-weight-complex="normal"/>
    </style:style>
    <style:style style:name="P26" style:family="paragraph" style:parent-style-name="Standard">
      <style:text-properties style:font-name="Arial" fo:font-weight="normal" officeooo:rsid="00148290" officeooo:paragraph-rsid="00130b3a" style:font-weight-asian="normal" style:font-weight-complex="normal"/>
    </style:style>
    <style:style style:name="P27" style:family="paragraph" style:parent-style-name="Standard">
      <style:text-properties style:font-name="Arial" style:text-underline-style="none" fo:font-weight="normal" officeooo:rsid="00130b3a" officeooo:paragraph-rsid="00130b3a" style:font-weight-asian="normal" style:font-weight-complex="normal"/>
    </style:style>
    <style:style style:name="P28" style:family="paragraph" style:parent-style-name="Standard">
      <style:text-properties style:font-name="Arial" style:text-underline-style="none" fo:font-weight="normal" officeooo:rsid="00130b3a" officeooo:paragraph-rsid="0013c072" style:font-weight-asian="normal" style:font-weight-complex="normal"/>
    </style:style>
    <style:style style:name="P29" style:family="paragraph" style:parent-style-name="Standard">
      <style:text-properties style:font-name="Arial" style:text-underline-style="none" fo:font-weight="normal" officeooo:rsid="00148290" officeooo:paragraph-rsid="0013c072" style:font-weight-asian="normal" style:font-weight-complex="normal"/>
    </style:style>
    <style:style style:name="P30" style:family="paragraph" style:parent-style-name="Standard">
      <style:text-properties style:font-name="Arial" style:text-underline-style="none" fo:font-weight="normal" officeooo:rsid="0013c072" officeooo:paragraph-rsid="0013c072" style:font-weight-asian="normal" style:font-weight-complex="normal"/>
    </style:style>
    <style:style style:name="P31" style:family="paragraph" style:parent-style-name="Standard">
      <style:text-properties style:font-name="Arial" style:text-underline-style="none" fo:font-weight="normal" officeooo:rsid="0013c072" officeooo:paragraph-rsid="0013c072" fo:background-color="#ffffff" style:font-weight-asian="normal" style:font-weight-complex="normal"/>
    </style:style>
    <style:style style:name="P32" style:family="paragraph" style:parent-style-name="Standard">
      <style:text-properties style:font-name="Arial" style:text-underline-style="none" fo:font-weight="normal" officeooo:rsid="0018cfa9" officeooo:paragraph-rsid="0014daad" fo:background-color="#ffffff" style:font-weight-asian="normal" style:font-weight-complex="normal"/>
    </style:style>
    <style:style style:name="P33" style:family="paragraph" style:parent-style-name="Standard">
      <style:text-properties style:font-name="Arial" style:text-underline-style="none" fo:font-weight="normal" officeooo:rsid="0014daad" officeooo:paragraph-rsid="0014daad" fo:background-color="#ffffff" style:font-weight-asian="normal" style:font-weight-complex="normal"/>
    </style:style>
    <style:style style:name="P34" style:family="paragraph" style:parent-style-name="Standard">
      <style:text-properties style:font-name="Arial" style:text-underline-style="none" fo:font-weight="normal" officeooo:rsid="001590d8" officeooo:paragraph-rsid="001590d8" fo:background-color="#ffffff" style:font-weight-asian="normal" style:font-weight-complex="normal"/>
    </style:style>
    <style:style style:name="P35" style:family="paragraph" style:parent-style-name="Standard">
      <style:text-properties officeooo:paragraph-rsid="001268a5"/>
    </style:style>
    <style:style style:name="P36" style:family="paragraph" style:parent-style-name="Standard">
      <style:paragraph-properties>
        <style:tab-stops>
          <style:tab-stop style:position="4.974cm"/>
        </style:tab-stops>
      </style:paragraph-properties>
      <style:text-properties style:font-name="Noto Mono" fo:font-size="10pt" style:text-underline-style="none" fo:font-weight="normal" officeooo:rsid="001590d8" officeooo:paragraph-rsid="001590d8" fo:background-color="#ffffff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break-before="page"/>
      <style:text-properties style:font-name="Arial" fo:font-weight="bold" officeooo:rsid="0013d459" officeooo:paragraph-rsid="001268a5" style:font-weight-asian="bold" style:font-weight-complex="bold"/>
    </style:style>
    <style:style style:name="P38" style:family="paragraph" style:parent-style-name="Standard">
      <style:paragraph-properties fo:break-before="page"/>
      <style:text-properties style:font-name="Arial" fo:font-weight="bold" officeooo:rsid="0017bd29" officeooo:paragraph-rsid="001268a5" style:font-weight-asian="bold" style:font-weight-complex="bold"/>
    </style:style>
    <style:style style:name="P39" style:family="paragraph" style:parent-style-name="Standard">
      <style:paragraph-properties fo:break-before="page"/>
      <style:text-properties style:font-name="Arial" fo:font-weight="bold" officeooo:rsid="00148290" officeooo:paragraph-rsid="00130b3a" style:font-weight-asian="bold" style:font-weight-complex="bold"/>
    </style:style>
    <style:style style:name="P40" style:family="paragraph" style:parent-style-name="Standard">
      <style:paragraph-properties fo:break-before="page"/>
      <style:text-properties style:font-name="Arial" fo:font-weight="bold" officeooo:rsid="00148290" officeooo:paragraph-rsid="0013c072" style:font-weight-asian="bold" style:font-weight-complex="bold"/>
    </style:style>
    <style:style style:name="P41" style:family="paragraph" style:parent-style-name="Standard">
      <style:paragraph-properties fo:break-before="page"/>
      <style:text-properties style:font-name="Arial" fo:font-weight="bold" officeooo:rsid="001ca58b" officeooo:paragraph-rsid="0013c072" style:font-weight-asian="bold" style:font-weight-complex="bold"/>
    </style:style>
    <style:style style:name="P42" style:family="paragraph" style:parent-style-name="Standard">
      <style:paragraph-properties fo:break-before="page"/>
      <style:text-properties style:font-name="Arial" fo:font-weight="bold" officeooo:rsid="001080a4" officeooo:paragraph-rsid="001080a4" style:font-weight-asian="bold" style:font-weight-complex="bold"/>
    </style:style>
    <style:style style:name="P43" style:family="paragraph" style:parent-style-name="Standard">
      <style:paragraph-properties fo:break-before="page"/>
      <style:text-properties style:font-name="Arial" fo:font-weight="bold" officeooo:rsid="001268a5" officeooo:paragraph-rsid="001268a5" style:font-weight-asian="bold" style:font-weight-complex="bold"/>
    </style:style>
    <style:style style:name="P44" style:family="paragraph" style:parent-style-name="Standard">
      <style:paragraph-properties fo:break-before="page"/>
      <style:text-properties style:font-name="Arial" fo:font-size="12pt" fo:font-weight="bold" officeooo:rsid="001d99fb" officeooo:paragraph-rsid="001728c8" style:font-size-asian="12pt" style:font-weight-asian="bold" style:font-size-complex="12pt" style:font-weight-complex="bold"/>
    </style:style>
    <style:style style:name="P45" style:family="paragraph" style:parent-style-name="Standard">
      <style:paragraph-properties fo:break-before="page"/>
      <style:text-properties style:font-name="Arial" fo:font-weight="normal" officeooo:rsid="00130b3a" officeooo:paragraph-rsid="00130b3a" style:font-weight-asian="normal" style:font-weight-complex="normal"/>
    </style:style>
    <style:style style:name="P46" style:family="paragraph" style:parent-style-name="Standard">
      <style:paragraph-properties fo:break-before="page"/>
      <style:text-properties style:font-name="Arial" style:text-underline-style="none" fo:font-weight="normal" officeooo:rsid="00148290" officeooo:paragraph-rsid="0013c072" style:font-weight-asian="normal" style:font-weight-complex="normal"/>
    </style:style>
    <style:style style:name="P47" style:family="paragraph" style:parent-style-name="Standard">
      <style:paragraph-properties fo:break-before="page"/>
      <style:text-properties style:font-name="Arial" style:text-underline-style="none" fo:font-weight="normal" officeooo:rsid="001590d8" officeooo:paragraph-rsid="001590d8" fo:background-color="#ffffff" style:font-weight-asian="normal" style:font-weight-complex="normal"/>
    </style:style>
    <style:style style:name="P48" style:family="paragraph" style:parent-style-name="Standard">
      <style:paragraph-properties fo:break-before="page"/>
      <style:text-properties style:font-name="Arial" style:text-underline-style="none" fo:font-weight="bold" officeooo:rsid="001cde28" officeooo:paragraph-rsid="0014daad" fo:background-color="#ffffff" style:font-weight-asian="bold" style:font-weight-complex="bold"/>
    </style:style>
    <style:style style:name="P49" style:family="paragraph" style:parent-style-name="Standard">
      <style:paragraph-properties fo:break-before="page"/>
      <style:text-properties style:font-name="Arial" style:text-underline-style="none" fo:font-weight="bold" officeooo:rsid="001590d8" officeooo:paragraph-rsid="001590d8" fo:background-color="#ffffff" style:font-weight-asian="bold" style:font-weight-complex="bold"/>
    </style:style>
    <style:style style:name="P50" style:family="paragraph" style:parent-style-name="Standard">
      <style:text-properties style:font-name="Arial" fo:font-weight="bold" officeooo:rsid="0013d459" officeooo:paragraph-rsid="0019e589" style:font-weight-asian="bold" style:font-weight-complex="bold"/>
    </style:style>
    <style:style style:name="P51" style:family="paragraph" style:parent-style-name="Standard">
      <style:text-properties style:font-name="Arial" fo:font-weight="normal" officeooo:rsid="0019e589" officeooo:paragraph-rsid="0019e589" style:font-weight-asian="normal" style:font-weight-complex="normal"/>
    </style:style>
    <style:style style:name="P52" style:family="paragraph" style:parent-style-name="Standard">
      <style:text-properties style:font-name="Arial" fo:font-weight="normal" officeooo:rsid="001364b6" officeooo:paragraph-rsid="001268a5" style:font-weight-asian="normal" style:font-weight-complex="normal"/>
    </style:style>
    <style:style style:name="P53" style:family="paragraph" style:parent-style-name="Standard">
      <style:text-properties style:font-name="Arial" fo:font-weight="normal" officeooo:rsid="0013d459" officeooo:paragraph-rsid="001268a5" style:font-weight-asian="normal" style:font-weight-complex="normal"/>
    </style:style>
    <style:style style:name="P54" style:family="paragraph" style:parent-style-name="Standard">
      <style:text-properties style:font-name="Arial" fo:font-weight="normal" officeooo:rsid="0013d459" officeooo:paragraph-rsid="0019e589" style:font-weight-asian="normal" style:font-weight-complex="normal"/>
    </style:style>
    <style:style style:name="P55" style:family="paragraph" style:parent-style-name="Standard">
      <style:text-properties style:font-name="Arial" style:text-underline-style="none" fo:font-weight="normal" officeooo:rsid="00148290" officeooo:paragraph-rsid="0013c072" style:font-weight-asian="normal" style:font-weight-complex="normal"/>
    </style:style>
    <style:style style:name="P56" style:family="paragraph" style:parent-style-name="Standard">
      <style:text-properties style:font-name="Arial" fo:font-size="12pt" officeooo:rsid="001d99fb" officeooo:paragraph-rsid="0019e589" style:font-size-asian="12pt" style:font-size-complex="12pt"/>
    </style:style>
    <style:style style:name="P57" style:family="paragraph" style:parent-style-name="Standard">
      <style:text-properties style:font-name="Liberation Mono" fo:font-size="10.5pt" style:text-underline-style="none" fo:font-weight="normal" officeooo:rsid="00148290" officeooo:paragraph-rsid="0013c072" style:font-size-asian="10.5pt" style:font-weight-asian="normal" style:font-size-complex="10.5pt" style:font-weight-complex="normal"/>
    </style:style>
    <style:style style:name="P58" style:family="paragraph" style:parent-style-name="Standard">
      <style:text-properties style:font-name="Liberation Mono" fo:font-size="10.5pt" style:text-underline-style="none" fo:font-weight="normal" officeooo:rsid="00130b3a" officeooo:paragraph-rsid="0013c072" style:font-size-asian="10.5pt" style:font-weight-asian="normal" style:font-size-complex="10.5pt" style:font-weight-complex="normal"/>
    </style:style>
    <style:style style:name="P59" style:family="paragraph" style:parent-style-name="Standard">
      <style:paragraph-properties>
        <style:tab-stops>
          <style:tab-stop style:position="4.974cm"/>
        </style:tab-stops>
      </style:paragraph-properties>
      <style:text-properties style:font-name="Liberation Mono" fo:font-size="10.5pt" style:text-underline-style="none" fo:font-weight="normal" officeooo:rsid="001590d8" officeooo:paragraph-rsid="001590d8" fo:background-color="#ffffff" style:font-size-asian="10.5pt" style:font-weight-asian="normal" style:font-size-complex="10.5pt" style:font-weight-complex="normal"/>
    </style:style>
    <style:style style:name="P60" style:family="paragraph" style:parent-style-name="Standard">
      <style:paragraph-properties fo:break-before="page"/>
      <style:text-properties style:font-name="Arial" fo:font-weight="normal" officeooo:rsid="0019e589" officeooo:paragraph-rsid="0019e589" style:font-weight-asian="normal" style:font-weight-complex="normal"/>
    </style:style>
    <style:style style:name="P61" style:family="paragraph" style:parent-style-name="Standard">
      <style:paragraph-properties fo:break-before="page"/>
      <style:text-properties style:font-name="Arial" style:text-underline-style="none" fo:font-weight="bold" officeooo:rsid="0019e589" officeooo:paragraph-rsid="0019e589" style:font-weight-asian="bold" style:font-weight-complex="bold"/>
    </style:style>
    <style:style style:name="T1" style:family="text">
      <style:text-properties officeooo:rsid="0013ad49"/>
    </style:style>
    <style:style style:name="T2" style:family="text">
      <style:text-properties officeooo:rsid="00106c82"/>
    </style:style>
    <style:style style:name="T3" style:family="text">
      <style:text-properties officeooo:rsid="001268a5"/>
    </style:style>
    <style:style style:name="T4" style:family="text">
      <style:text-properties style:font-name="Arial" officeooo:rsid="0015cd42"/>
    </style:style>
    <style:style style:name="T5" style:family="text">
      <style:text-properties style:font-name="Arial" officeooo:rsid="0012bf72"/>
    </style:style>
    <style:style style:name="T6" style:family="text">
      <style:text-properties officeooo:rsid="001364b6"/>
    </style:style>
    <style:style style:name="T7" style:family="text">
      <style:text-properties officeooo:rsid="001d8d17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268a5" style:font-weight-asian="normal" style:font-weight-complex="normal"/>
    </style:style>
    <style:style style:name="T10" style:family="text">
      <style:text-properties fo:font-weight="normal" officeooo:rsid="00148290" style:font-weight-asian="normal" style:font-weight-complex="normal"/>
    </style:style>
    <style:style style:name="T11" style:family="text">
      <style:text-properties fo:font-weight="normal" officeooo:rsid="001d8d17" style:font-weight-asian="normal" style:font-weight-complex="normal"/>
    </style:style>
    <style:style style:name="T12" style:family="text">
      <style:text-properties fo:font-weight="normal" officeooo:rsid="00130b3a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130b3a" style:font-weight-asian="normal" style:font-weight-complex="normal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normal" officeooo:rsid="00130b3a" style:font-weight-asian="normal" style:font-weight-complex="normal"/>
    </style:style>
    <style:style style:name="T17" style:family="text">
      <style:text-properties style:text-underline-style="none" fo:font-weight="normal" officeooo:rsid="0015f143" style:font-weight-asian="normal" style:font-weight-complex="normal"/>
    </style:style>
    <style:style style:name="T18" style:family="text">
      <style:text-properties style:text-underline-style="none" fo:font-weight="normal" officeooo:rsid="0013c072" style:font-weight-asian="normal" style:font-weight-complex="normal"/>
    </style:style>
    <style:style style:name="T19" style:family="text">
      <style:text-properties style:text-underline-style="none" fo:font-weight="normal" officeooo:rsid="001ca58b" style:font-weight-asian="normal" style:font-weight-complex="normal"/>
    </style:style>
    <style:style style:name="T20" style:family="text">
      <style:text-properties style:text-underline-style="none" fo:font-weight="normal" officeooo:rsid="0014daad" style:font-weight-asian="normal" style:font-weight-complex="normal"/>
    </style:style>
    <style:style style:name="T21" style:family="text">
      <style:text-properties style:text-underline-style="none" fo:font-weight="normal" fo:background-color="#ffff00" loext:char-shading-value="0" style:font-weight-asian="normal" style:font-weight-complex="normal"/>
    </style:style>
    <style:style style:name="T22" style:family="text">
      <style:text-properties style:text-underline-style="none" fo:font-weight="normal" officeooo:rsid="001ca58b" fo:background-color="#ffff00" loext:char-shading-value="0" style:font-weight-asian="normal" style:font-weight-complex="normal"/>
    </style:style>
    <style:style style:name="T23" style:family="text">
      <style:text-properties fo:background-color="#ffff00" loext:char-shading-value="0"/>
    </style:style>
    <style:style style:name="T24" style:family="text">
      <style:text-properties officeooo:rsid="0013c072" fo:background-color="#ffff00" loext:char-shading-value="0"/>
    </style:style>
    <style:style style:name="T25" style:family="text">
      <style:text-properties officeooo:rsid="001cde28"/>
    </style:style>
    <style:style style:name="T26" style:family="text">
      <style:text-properties officeooo:rsid="001ee253"/>
    </style:style>
    <style:style style:name="T27" style:family="text">
      <style:text-properties officeooo:rsid="0019e58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022 Fall CPSC 240-<text:span text:style-name="T2">7</text:span> Midterm Test Concepts</text:p>
      <text:p text:style-name="P3">October 1<text:span text:style-name="T2">1</text:span>, 2022: <text:s/><text:span text:style-name="T2">8</text:span>:00<text:span text:style-name="T2">a</text:span>m -<text:span text:style-name="T2">10</text:span>:59<text:span text:style-name="T2">a</text:span>m</text:p>
      <text:p text:style-name="P9"/>
      <text:p text:style-name="P9"/>
      <text:p text:style-name="P9"/>
      <text:p text:style-name="P4">Policies</text:p>
      <text:p text:style-name="P9"/>
      <text:p text:style-name="P9">Place answers in this document in the space immediately below each question.</text:p>
      <text:p text:style-name="P9"/>
      <text:p text:style-name="P9">Add your name and email address on the last page.</text:p>
      <text:p text:style-name="P9"/>
      <text:p text:style-name="P9">Return this document with the answers before the stated end time: <text:span text:style-name="T27">10</text:span>:59<text:span text:style-name="T27">a</text:span>m</text:p>
      <text:p text:style-name="P9"/>
      <text:p text:style-name="P9">Test<text:span text:style-name="T1">s</text:span> received after the end time will be discarded.</text:p>
      <text:p text:style-name="P9"/>
      <text:p text:style-name="P9">The return document must be in one of these 3 formats: doc, docx, or odt. <text:s/><text:span text:style-name="T1">Returned documents in another format will be discarded.</text:span></text:p>
      <text:p text:style-name="P9"/>
      <text:p text:style-name="P9">Suggestion: If your computer does not have a full power word processor like MS Word, then use Google Docs.</text:p>
      <text:p text:style-name="P9"/>
      <text:p text:style-name="P10">You are responsible for your own equipment. <text:s/>Make sure your laptop has a full charge or is plugged into 120 volt electricity. <text:s/>Make sure your internet connection is secure and stable.</text:p>
      <text:p text:style-name="P10"/>
      <text:p text:style-name="P56">The time of submission is a serious matter. <text:s/>A test received one minute past the due time will not be read. <text:s/>A zero will be recorded. <text:s/>Don’t take the chance. <text:s/><text:span text:style-name="T27">You may submit a partially completed test early, continue improving the test, and submit a newer copy of the test. <text:s/>The newest copy submitted will be graded.</text:span></text:p>
      <text:p text:style-name="P1"/>
      <text:p text:style-name="P21">If you are unsure of your equipment consider taking the test in the CSUF library using their network, their electricity and their computer.</text:p>
      <text:p text:style-name="P1"/>
      <text:p text:style-name="P1">The point value of this test is 100 points. <text:s/>The more complex questions have a higher point value then the simple questions although the points of individual questions are not now shown on this test document.</text:p>
      <text:p text:style-name="P1"/>
      <text:p text:style-name="P21"/>
      <text:p text:style-name="P1"/>
      <text:p text:style-name="P1"/>
      <text:p text:style-name="P1"/>
      <text:p text:style-name="P21">Good luck.</text:p>
      <text:p text:style-name="P42">Cultural section</text:p>
      <text:p text:style-name="P11"/>
      <text:p text:style-name="P11"/>
      <text:p text:style-name="P11">What did Grace Hopper carry in a handbag?</text:p>
      <text:p text:style-name="P11"/>
      <text:p text:style-name="P11"/>
      <text:p text:style-name="P11"/>
      <text:p text:style-name="P11"/>
      <text:p text:style-name="P11"/>
      <text:p text:style-name="P11">Who is the founder of the Open Source movement?</text:p>
      <text:p text:style-name="P11"/>
      <text:p text:style-name="P11"/>
      <text:p text:style-name="P11"/>
      <text:p text:style-name="P11"/>
      <text:p text:style-name="P11"/>
      <text:p text:style-name="P11"/>
      <text:p text:style-name="P11">Who is the king of assembly education?</text:p>
      <text:p text:style-name="P11"/>
      <text:p text:style-name="P11"/>
      <text:p text:style-name="P11"/>
      <text:p text:style-name="P11"/>
      <text:p text:style-name="P11"/>
      <text:p text:style-name="P11"/>
      <text:p text:style-name="P11">Who is the king of assembly programming?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What did Mr Torvalds create that helps this 240 class?</text:p>
      <text:p text:style-name="P11"/>
      <text:p text:style-name="P11"/>
      <text:p text:style-name="P11"/>
      <text:p text:style-name="P11"/>
      <text:p text:style-name="P42">License section</text:p>
      <text:p text:style-name="P11"/>
      <text:p text:style-name="P11">Suppose you're enrolled in the algorithms class. <text:s/>Suppose you invent an algorithm for lossless file compression that runs faster than any known file compression algorithm. <text:s/>You have implemented the compression algorithm in a professional C++ function, which you intend to share with everyone. <text:s/>What license should you put on that function?</text:p>
      <text:p text:style-name="P11"/>
      <text:p text:style-name="P11"/>
      <text:p text:style-name="P11"/>
      <text:p text:style-name="P11"/>
      <text:p text:style-name="P11"/>
      <text:p text:style-name="P11"/>
      <text:p text:style-name="P11">What are the privileges granted by a correctly-written open-source software license?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For software a notice of license comes in two parts. <text:s/>What are the two parts?</text:p>
      <text:p text:style-name="P11"/>
      <text:p text:style-name="P11"/>
      <text:p text:style-name="P11"/>
      <text:p text:style-name="P11"/>
      <text:p text:style-name="P11"/>
      <text:p text:style-name="P12">The author of the Jorgensen book placed an open source license on the book. <text:s/>The notice of license has three circles in a rectangle. <text:s/>What do the three circles mean?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3">Endian section</text:p>
      <text:p text:style-name="P12"/>
      <text:p text:style-name="P13">Unless specified differently, the “natural order” is assumed to be left-to-right for text and increasing order of indices for arrays.</text:p>
      <text:p text:style-name="P12"/>
      <text:p text:style-name="P35"><text:span text:style-name="T4">Here is an integer written in little endian: 0x</text:span><text:span text:style-name="T5">4056 A098 3168 2134</text:span><text:span text:style-name="T4">.</text:span></text:p>
      <text:p text:style-name="P14">What is the same integer written in <text:span text:style-name="T3">hex</text:span> big endian?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0x40<text:span text:style-name="T6">1</text:span>5 20B9 2004 <text:span text:style-name="T6">0</text:span><text:span text:style-name="T7">4</text:span><text:span text:style-name="T6">42</text:span> is a float number written in <text:span text:style-name="T6">l</text:span>ittle endian. <text:s/>What is the true exponent written in decimal?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8">IEEE numbers</text:p>
      <text:p text:style-name="P22"/>
      <text:p text:style-name="P22"/>
      <text:p text:style-name="P22"/>
      <text:p text:style-name="P22"/>
      <text:p text:style-name="P23">What is the defining property of a nan?</text:p>
      <text:p text:style-name="P23"/>
      <text:p text:style-name="P23"/>
      <text:p text:style-name="P23"/>
      <text:p text:style-name="P23"/>
      <text:p text:style-name="P23"/>
      <text:p text:style-name="P50"><text:span text:style-name="T8">Convert this IEEE number 0x</text:span><text:span text:style-name="T9">3FD</text:span><text:span text:style-name="T8">1 FF80 0000 0000 <text:s/>to decimal.</text:span></text:p>
      <text:p text:style-name="P54">Show sufficient intermediate steps to convince the grader <text:span text:style-name="T27">that you know the algorithm.</text:span></text:p>
      <text:p text:style-name="P23"/>
      <text:p text:style-name="P23"/>
      <text:p text:style-name="P51"/>
      <text:p text:style-name="P60">Convert this IEEE number to decimal. <text:s text:c="2"/>0X40B8 8888 8888 8888</text:p>
      <text:p text:style-name="P24">Show convincing intermediate steps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7"><text:span text:style-name="T8">Convert </text:span><text:span text:style-name="T8"><draw:frame draw:style-name="fr1" draw:name="Object1" text:anchor-type="as-char" svg:y="-0.619cm" svg:width="0.97cm" svg:height="0.998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8"><text:s/>to IEEE754. <text:s text:c="2"/>Show sufficient step</text:span><text:span text:style-name="T10">s</text:span><text:span text:style-name="T8"> to get full credit.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5">There is a number without a name. <text:s/>It is described as the “smallest positive normal number”.</text:p>
      <text:p text:style-name="P25"/>
      <text:p text:style-name="P25">Write that number in IEEE form. <text:s/>The use the standard algorithm for converting an IEEE number to a decimal float. <text:s/>As usual show your steps.</text:p>
      <text:p text:style-name="P25"/>
      <text:p text:style-name="P25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9">Integers and Arithmetic</text:p>
      <text:p text:style-name="P26"/>
      <text:p text:style-name="P26"/>
      <text:p text:style-name="P5"><text:span text:style-name="T8">Manually subtract the two numbers shown below. <text:s/>The wide spacing is intended to make editing easier. <text:s/>These are double word (not quad word) integers. <text:s/></text:span><text:span text:style-name="T11">Show the notation written during the subtraction process.</text:span></text:p>
      <text:p text:style-name="P26"/>
      <text:p text:style-name="P26"/>
      <text:p text:style-name="P26"/>
      <text:p text:style-name="P26"/>
      <text:p text:style-name="P5"><text:span text:style-name="T8"><text:tab/><text:tab/></text:span><text:span text:style-name="T12">A</text:span><text:span text:style-name="T8"><text:tab/>D<text:tab/></text:span><text:span text:style-name="T12">7</text:span><text:span text:style-name="T8"><text:tab/>A<text:tab/></text:span><text:span text:style-name="T12">B</text:span><text:span text:style-name="T8"><text:tab/>2<text:tab/></text:span><text:span text:style-name="T12">B</text:span><text:span text:style-name="T8"><text:tab/>8</text:span></text:p>
      <text:p text:style-name="P5"><text:span text:style-name="T8"><text:tab/>-<text:tab/></text:span><text:span text:style-name="T12">4</text:span><text:span text:style-name="T13"><text:tab/></text:span><text:span text:style-name="T14">A</text:span><text:span text:style-name="T13"><text:tab/>9<text:tab/>4<text:tab/>8<text:tab/></text:span><text:span text:style-name="T14">A</text:span><text:span text:style-name="T13"><text:tab/>7<text:tab/></text:span><text:span text:style-name="T14">9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0"><text:span text:style-name="T16">In a 6-digit Babbage machine what is the negative of </text:span><text:span text:style-name="T17">894650</text:span><text:span text:style-name="T16">?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61">Memory</text:p>
      <text:p text:style-name="P29"/>
      <text:p text:style-name="P29"/>
      <text:p text:style-name="P29">The number stored in rbp has which one(s) of the following properties?</text:p>
      <text:p text:style-name="P29"/>
      <text:p text:style-name="P29">a) <text:s/>The LSB is always zero</text:p>
      <text:p text:style-name="P29">b) <text:s/>The LSB is sometimes 8</text:p>
      <text:p text:style-name="P29">c) <text:s/>The number in rbp is always even</text:p>
      <text:p text:style-name="P29">d) <text:s/>This relation is always true: rbp &lt;= rsp.</text:p>
      <text:p text:style-name="P28">e) <text:s/>None of the above are true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6">Here is a memory dump made during the run of a program. <text:s/>Separate the activation records from each other by inserting a blank line between adjacent ARs. <text:s/>(If you choose the blank option then record "blank".)</text:p>
      <text:p text:style-name="P29"/>
      <text:p text:style-name="P57">Offset <text:s text:c="3"/>Address <text:s text:c="10"/>Value</text:p>
      <text:p text:style-name="P57"><text:s/>+480 <text:s/>00007fff9a5122e0 <text:s/>0000000000000000</text:p>
      <text:p text:style-name="P57"><text:s/>+472 <text:s/>00007fff9a5122d8 <text:s/>00007fff9a512380</text:p>
      <text:p text:style-name="P57"><text:s/>+464 <text:s/>00007fff9a5122d0 <text:s/>0000000000401070</text:p>
      <text:p text:style-name="P57"><text:s/>+456 <text:s/>00007fff9a5122c8 <text:s/>107a4d83db79292f</text:p>
      <text:p text:style-name="P57"><text:s/>+448 <text:s/>00007fff9a5122c0 <text:s/>0000000000401900</text:p>
      <text:p text:style-name="P57"><text:s/>+440 <text:s/>00007fff9a5122b8 <text:s/>0000000000401156</text:p>
      <text:p text:style-name="P57"><text:s/>+432 <text:s/>00007fff9a5122b0 <text:s/>0000000100011c00</text:p>
      <text:p text:style-name="P57"><text:s/>+424 <text:s/>00007fff9a5122a8 <text:s/>00007fff9a512388</text:p>
      <text:p text:style-name="P57"><text:s/>+416 <text:s/>00007fff9a5122a0 <text:s/>00007fb3c0345b80</text:p>
      <text:p text:style-name="P57"><text:s/>+408 <text:s/>00007fff9a512298 <text:s/>00007fb3c017d083</text:p>
      <text:p text:style-name="P57"><text:s/>+400 <text:s/>00007fff9a512290 <text:s/>0000000000000000</text:p>
      <text:p text:style-name="P57"><text:s/>+392 <text:s/>00007fff9a512288 <text:s/>0000000000000000</text:p>
      <text:p text:style-name="P57"><text:s/>+384 <text:s/>00007fff9a512280 <text:s/>000000000000000a</text:p>
      <text:p text:style-name="P57"><text:s/>+376 <text:s/>00007fff9a512278 <text:s/>0000000000000010</text:p>
      <text:p text:style-name="P57"><text:s/>+368 <text:s/>00007fff9a512270 <text:s/>0000000000000000</text:p>
      <text:p text:style-name="P57"><text:s/>+360 <text:s/>00007fff9a512268 <text:s/>0000000100401900</text:p>
      <text:p text:style-name="P57"><text:s/>+352 <text:s/>00007fff9a512260 <text:s/>00007fff9a512388</text:p>
      <text:p text:style-name="P57"><text:s/>+344 <text:s/>00007fff9a512258 <text:s/>00000000004011ac</text:p>
      <text:p text:style-name="P57"><text:s/>+336 <text:s/>00007fff9a512250 <text:s/>00007fff9a512290</text:p>
      <text:p text:style-name="P57"><text:s/>+328 <text:s/>00007fff9a512248 <text:s/>4b5c0f18727e9800</text:p>
      <text:p text:style-name="P57"><text:s/>+320 <text:s/>00007fff9a512240 <text:s/>fffffffffffffff7</text:p>
      <text:p text:style-name="P57"><text:s/>+312 <text:s/>00007fff9a512238 <text:s/>ffffffffffffffff</text:p>
      <text:p text:style-name="P57"><text:s/>+304 <text:s/>00007fff9a512230 <text:s/>0000000000000003</text:p>
      <text:p text:style-name="P57"><text:s/>+296 <text:s/>00007fff9a512228 <text:s/>0000000000000020</text:p>
      <text:p text:style-name="P57"><text:s/>+288 <text:s/>00007fff9a512220 <text:s/>0000000000000000</text:p>
      <text:p text:style-name="P57"><text:s/>+280 <text:s/>00007fff9a512218 <text:s/>0000000000401252</text:p>
      <text:p text:style-name="P57"><text:s/>+272 <text:s/>00007fff9a512210 <text:s/>00007fff9a512250</text:p>
      <text:p text:style-name="P57"><text:s/>+264 <text:s/>00007fff9a512208 <text:s/>0000000000d6a2c0</text:p>
      <text:p text:style-name="P57"><text:s/>+256 <text:s/>00007fff9a512200 <text:s/>fffffffffffffffe</text:p>
      <text:p text:style-name="P57"><text:s/>+248 <text:s/>00007fff9a5121f8 <text:s/>00000000004012fb</text:p>
      <text:p text:style-name="P57"><text:s/>+240 <text:s/>00007fff9a5121f0 <text:s/>00007fff9a512210</text:p>
      <text:p text:style-name="P57"><text:s/>+232 <text:s/>00007fff9a5121e8 <text:s/>4b5c0f18727e9800</text:p>
      <text:p text:style-name="P57"><text:s/>+224 <text:s/>00007fff9a5121e0 <text:s/>0079616468747269</text:p>
      <text:p text:style-name="P57"><text:s/>+216 <text:s/>00007fff9a5121d8 <text:s/>4220797070614810</text:p>
      <text:p text:style-name="P57"><text:s/>+208 <text:s/>00007fff9a5121d0 <text:s/>fffffffffffffffd</text:p>
      <text:p text:style-name="P57"><text:s/>+200 <text:s/>00007fff9a5121c8 <text:s/>fffffffffffffffe</text:p>
      <text:p text:style-name="P57"><text:s/>+192 <text:s/>00007fff9a5121c0 <text:s/>ffffffffffffffff</text:p>
      <text:p text:style-name="P57"><text:s/>+184 <text:s/>00007fff9a5121b8 <text:s/>400c000000000000</text:p>
      <text:p text:style-name="P57"><text:s/>+176 <text:s/>00007fff9a5121b0 <text:s/>00000000004013d3</text:p>
      <text:p text:style-name="P57"><text:s/>+168 <text:s/>00007fff9a5121a8 <text:s/>0000000000000005</text:p>
      <text:p text:style-name="P57"><text:s/>+160 <text:s/>00007fff9a5121a0 <text:s/>0000000000000002</text:p>
      <text:p text:style-name="P57"><text:s/>+152 <text:s/>00007fff9a512198 <text:s/>fffffffffffffffd</text:p>
      <text:p text:style-name="P57"><text:s/>+144 <text:s/>00007fff9a512190 <text:s/>00007fb3c0346788</text:p>
      <text:p text:style-name="P57"><text:s/>+136 <text:s/>00007fff9a512188 <text:s/>00000000004013dc</text:p>
      <text:p text:style-name="P57"><text:s/>+128 <text:s/>00007fff9a512180 <text:s/>00007fff9a5121f0</text:p>
      <text:p text:style-name="P57"><text:s/>+120 <text:s/>00007fff9a512178 <text:s/>0000000000401900</text:p>
      <text:p text:style-name="P57"><text:s/>+112 <text:s/>00007fff9a512170 <text:s/>0000000000401900</text:p>
      <text:p text:style-name="P57"><text:s/>+104 <text:s/>00007fff9a512168 <text:s/>00007fb3c0267077</text:p>
      <text:p text:style-name="P57"><text:s text:c="2"/>+96 <text:s/>00007fff9a512160 <text:s/>000000000000001a</text:p>
      <text:p text:style-name="P57"><text:s text:c="2"/>+88 <text:s/>00007fff9a512158 <text:s/>0000000000000191</text:p>
      <text:p text:style-name="P57"><text:s text:c="2"/>+80 <text:s/>00007fff9a512150 <text:s/>0000000000000002</text:p>
      <text:p text:style-name="P57"><text:soft-page-break/><text:s text:c="2"/>+72 <text:s/>00007fff9a512148 <text:s/>000000000000002d</text:p>
      <text:p text:style-name="P57"><text:s text:c="2"/>+64 <text:s/>00007fff9a512140 <text:s/>000000000000005a</text:p>
      <text:p text:style-name="P57"><text:s text:c="2"/>+56 <text:s/>00007fff9a512138 <text:s/>00000000004021fb</text:p>
      <text:p text:style-name="P57"><text:s text:c="2"/>+48 <text:s/>00007fff9a512130 <text:s/>0000000000000246</text:p>
      <text:p text:style-name="P57"><text:s text:c="2"/>+40 <text:s/>00007fff9a512128 <text:s/>0000000000401070</text:p>
      <text:p text:style-name="P57"><text:s text:c="2"/>+32 <text:s/>00007fff9a512120 <text:s/>00007fff9a512380</text:p>
      <text:p text:style-name="P57"><text:s text:c="2"/>+24 <text:s/>00007fff9a512118 <text:s/>0000000000000000</text:p>
      <text:p text:style-name="P57"><text:s text:c="2"/>+16 <text:s/>00007fff9a512110 <text:s/>0000000000000000</text:p>
      <text:p text:style-name="P57"><text:s text:c="3"/>+8 <text:s/>00007fff9a512108 <text:s/>0000000000000246</text:p>
      <text:p text:style-name="P57"><text:s text:c="3"/>+0 <text:s/>00007fff9a512100 <text:s/>ffffffffffffff9d</text:p>
      <text:p text:style-name="P57"><text:s text:c="3"/>-8 <text:s/>00007fff9a5120f8 <text:s/>000000000040182b</text:p>
      <text:p text:style-name="P57"><text:s text:c="2"/>-16 <text:s/>00007fff9a5120f0 <text:s/>00007fff9a512180</text:p>
      <text:p text:style-name="P58"><text:s text:c="2"/>-24 <text:s/>00007fff9a5120e8 <text:s/>00000000000001f4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1">Programming</text:p>
      <text:p text:style-name="P15"/>
      <text:p text:style-name="P6"><text:span text:style-name="T16">One part of the specification document asks for the user to input his </text:span><text:span text:style-name="T17">or her </text:span><text:span text:style-name="T18">first name without while spaces. <text:s/>scanf can easily handle string input when there are no white spaces in the input data.</text:span></text:p>
      <text:p text:style-name="P30"/>
      <text:p text:style-name="P30">The user of the software is allowed to enter his or her first name or enter cntl+d and continue as “anonymous”.</text:p>
      <text:p text:style-name="P30"/>
      <text:p text:style-name="P15">Here is one possible dialog</text:p>
      <text:p text:style-name="P15"/>
      <text:p text:style-name="P15"><text:tab/><text:span text:style-name="T23">Please enter your </text:span><text:span text:style-name="T24">first name</text:span><text:span text:style-name="T23"> or cntl+d to decline: </text:span><text:span text:style-name="T24">Jerry</text:span></text:p>
      <text:p text:style-name="P15"><text:tab/><text:span text:style-name="T23">Thank you. <text:s/>Your </text:span><text:span text:style-name="T24">name</text:span><text:span text:style-name="T23"> is recorded as </text:span><text:span text:style-name="T24">Jerry</text:span><text:span text:style-name="T23">.</text:span></text:p>
      <text:p text:style-name="P15"/>
      <text:p text:style-name="P16">Here is the other possible dialog</text:p>
      <text:p text:style-name="P16"/>
      <text:p text:style-name="P15"><text:tab/><text:span text:style-name="T23">Please enter your </text:span><text:span text:style-name="T24">first name</text:span><text:span text:style-name="T23"> or cntl+d to decline:</text:span> <text:s text:c="2"/><text:span text:style-name="T25">&lt;cntl+d entered here&gt;</text:span></text:p>
      <text:p text:style-name="P7"><text:span text:style-name="T19"><text:tab/></text:span><text:span text:style-name="T22">Thank you. <text:s/>Your </text:span><text:span text:style-name="T21">name</text:span><text:span text:style-name="T22"> is recorded as </text:span><text:span text:style-name="T21">Anonymous.</text:span></text:p>
      <text:p text:style-name="P31"/>
      <text:p text:style-name="P31"/>
      <text:p text:style-name="P31">Write a fragment of assembly that will handle those two cases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8">Open source software maintenance</text:p>
      <text:p text:style-name="P31"/>
      <text:p text:style-name="P31"/>
      <text:p text:style-name="P8"><text:span text:style-name="T15">Suppose you read about a useful program you would like to try out. <text:s/>It’s name is </text:span><text:span text:style-name="T20">swordfish</text:span><text:span text:style-name="T15">. <text:s/>What do you do to install that program in your computer?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Sometimes a program is installed without all the need dependencies. <text:s/>How do you fix all the programs in the computer that may have dependency issues.</text:p>
      <text:p text:style-name="P33"/>
      <text:p text:style-name="P33"/>
      <text:p text:style-name="P33"/>
      <text:p text:style-name="P33"/>
      <text:p text:style-name="P33"/>
      <text:p text:style-name="P33"/>
      <text:p text:style-name="P33">How do you remove files that were used during the install process but are no longer used for running the program.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9">GDB</text:p>
      <text:p text:style-name="P34"/>
      <text:p text:style-name="P34"/>
      <text:p text:style-name="P34">An array of doubles is declared in a C++ program: <text:s/>double costs[30];</text:p>
      <text:p text:style-name="P34"/>
      <text:p text:style-name="P34">What is the gdb command that will show the 30 values stored in the array?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The array of char shown below is declared in C++ or C function.</text:p>
      <text:p text:style-name="P34"><text:tab/>char fullname[35];</text:p>
      <text:p text:style-name="P34">Later in the program string data are entered into fullname. <text:s/>What is the gdb command to show the data in fullname.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What is the gdb command that will output the number of qwords in the current AR?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7">What is a gdb command that could have created the following ouput?</text:p>
      <text:p text:style-name="P34"/>
      <text:p text:style-name="P59">0x7fffffffdd50:<text:tab/>0xffffdf38<text:tab/>0x00007fff<text:tab/>0xfffff000<text:tab/>0x00000001</text:p>
      <text:p text:style-name="P59">0x7fffffffdd60:<text:tab/>0x00001000<text:tab/>0x00000000<text:tab/>0x00000000<text:tab/>0x00000000</text:p>
      <text:p text:style-name="P59">0x7fffffffdd70:<text:tab/>0x00000046<text:tab/>0x00000000<text:tab/>0x00000000<text:tab/>0x00000000</text:p>
      <text:p text:style-name="P59">0x7fffffffdd80:<text:tab/>0x00000000<text:tab/>0x00000000<text:tab/>0xf7c78b80<text:tab/>0x00007fff</text:p>
      <text:p text:style-name="P59">0x7fffffffdd90:<text:tab/>0x00000280<text:tab/>0x00000000<text:tab/>0xffffff90<text:tab/>0xffffffff</text:p>
      <text:p text:style-name="P59">0x7fffffffdda0:<text:tab/>0x00000290</text:p>
      <text:p text:style-name="P36"/>
      <text:p text:style-name="P34"/>
      <text:p text:style-name="P34"/>
      <text:p text:style-name="P34">//End of test.</text:p>
      <text:p text:style-name="P34"/>
      <text:p text:style-name="P34"/>
      <text:p text:style-name="P34"/>
      <text:p text:style-name="P34"/>
      <text:p text:style-name="P44">Post test</text:p>
      <text:p text:style-name="P17"/>
      <text:p text:style-name="P17"/>
      <text:p text:style-name="P17">Watch the clock: be sure to submit this test document with a time stamp before the official ending time.</text:p>
      <text:p text:style-name="P17"/>
      <text:p text:style-name="P17"/>
      <text:p text:style-name="P17"/>
      <text:p text:style-name="P18">A failure in your equipment will not get you extended time. <text:s/></text:p>
      <text:p text:style-name="P17"/>
      <text:p text:style-name="P17"/>
      <text:p text:style-name="P17">If any answer is empty be sure to write in “blank”.</text:p>
      <text:p text:style-name="P17"/>
      <text:p text:style-name="P17"/>
      <text:p text:style-name="P17">If any answer is composed of random guesses replace the answer with “blank”. <text:s/>Don’ take the chance of getting a zero.</text:p>
      <text:p text:style-name="P17"/>
      <text:p text:style-name="P17"/>
      <text:p text:style-name="P17">Digitally sign <text:span text:style-name="T26">here:</text:span></text:p>
      <text:p text:style-name="P17"/>
      <text:p text:style-name="P17"/>
      <text:p text:style-name="P17"/>
      <text:p text:style-name="P19">Your preferred email:</text:p>
      <text:p text:style-name="P19"/>
      <text:p text:style-name="P19"/>
      <text:p text:style-name="P19"/>
      <text:p text:style-name="P19">Send the document to holliday@fullerton.edu</text:p>
      <text:p text:style-name="P19"/>
      <text:p text:style-name="P19">“Send the document” is not equal to “Send the link”.</text:p>
      <text:p text:style-name="P19"/>
      <text:p text:style-name="P19">Any email bringing a link will be deleted because a link is not a document.</text:p>
      <text:p text:style-name="P19"/>
      <text:p text:style-name="P19">Tests sent to the wrong address cannot be resent after the ending time.</text:p>
      <text:p text:style-name="P19"/>
      <text:p text:style-name="P20">Failure of the email client to correctly perform a send is treated as a “not sent”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1" meta:page-count="18" meta:paragraph-count="158" meta:word-count="1351" meta:character-count="9371" meta:non-whitespace-character-count="7897"/>
  </office:meta>
</office:document-meta>
</file>

<file path=Object 1/content.xml><?xml version="1.0" encoding="utf-8"?>
<math xmlns="http://www.w3.org/1998/Math/MathML" display="block">
  <semantics>
    <mrow>
      <mn>11</mn>
      <mfrac>
        <mn>8</mn>
        <mn>9</mn>
      </mfrac>
    </mrow>
    <annotation encoding="StarMath 5.0">11 {8} over {9} </annotation>
  </semantics>
</math>
</file>